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A000001ADCBF551DE053E52D6.png" manifest:media-type="image/png"/>
  <manifest:file-entry manifest:full-path="Pictures/1000000000000248000001AF7C5F2A6BDCE9A10D.png" manifest:media-type="image/png"/>
  <manifest:file-entry manifest:full-path="Pictures/1000000000000257000001B77ADD305A6009A83C.png" manifest:media-type="image/png"/>
  <manifest:file-entry manifest:full-path="Pictures/100000000000024F000001BF5B61CF5250B596C4.png" manifest:media-type="image/png"/>
  <manifest:file-entry manifest:full-path="Pictures/100000000000024D000001B6071A3C1F027A0AB7.png" manifest:media-type="image/png"/>
  <manifest:file-entry manifest:full-path="Pictures/1000000000000253000001B48691A7664E3B9FC4.png" manifest:media-type="image/png"/>
  <manifest:file-entry manifest:full-path="Pictures/1000000000000253000001B26F74B1F63C74C15E.png" manifest:media-type="image/png"/>
  <manifest:file-entry manifest:full-path="Pictures/100000000000025B000001B7F964BBAC53B69F7D.png" manifest:media-type="image/png"/>
  <manifest:file-entry manifest:full-path="Pictures/100000000000025E000001B63E0B3B670536270E.png" manifest:media-type="image/png"/>
  <manifest:file-entry manifest:full-path="Pictures/10000001000001F400000093D206EBD7CE9CEE0A.png" manifest:media-type="image/png"/>
  <manifest:file-entry manifest:full-path="Pictures/100000000000024D000001B3ECC42EDE8C53CCFF.png" manifest:media-type="image/png"/>
  <manifest:file-entry manifest:full-path="Pictures/1000000000000258000001BF54C096A026E6A215.png" manifest:media-type="image/png"/>
  <manifest:file-entry manifest:full-path="Pictures/1000000000000242000001B1D40F3FB112E08805.png" manifest:media-type="image/png"/>
  <manifest:file-entry manifest:full-path="Pictures/1000000000000243000001AAA59B39221D7A9E15.png" manifest:media-type="image/png"/>
  <manifest:file-entry manifest:full-path="Pictures/1000000000000245000001BD63AC0E5B7201FBD4.png" manifest:media-type="image/png"/>
  <manifest:file-entry manifest:full-path="Pictures/1000000000000248000001AB4D45C4433299A691.png" manifest:media-type="image/png"/>
  <manifest:file-entry manifest:full-path="Pictures/100000000000025A000001B9324C32F05857FC5A.png" manifest:media-type="image/png"/>
  <manifest:file-entry manifest:full-path="Pictures/1000000000000267000001B9C2359C41CA4A260D.png" manifest:media-type="image/png"/>
  <manifest:file-entry manifest:full-path="Pictures/1000000000000249000001A86A9780702EF8764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itle_20_slide-title">
      <style:graphic-properties draw:auto-grow-height="true" fo:min-height="2.629cm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regular_20_slide-title">
      <style:graphic-properties draw:auto-grow-height="true" fo:min-height="1.912cm"/>
      <style:paragraph-properties style:writing-mode="lr-tb"/>
    </style:style>
    <style:style style:name="pr4" style:family="presentation" style:parent-style-name="regular_20_slide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regular_20_slide-title">
      <style:graphic-properties fo:min-height="1.912cm"/>
      <style:paragraph-properties style:writing-mode="lr-tb"/>
    </style:style>
    <style:style style:name="pr6" style:family="presentation" style:parent-style-name="regular_20_slid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71cm" svg:y="2.94cm" presentation:class="title">
          <draw:text-box>
            <text:p text:style-name="P1">Experimental v Diff Eq curv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gular_20_slide" presentation:presentation-page-layout-name="AL1T1">
        <office:forms form:automatic-focus="false" form:apply-design-mode="false"/>
        <draw:frame presentation:style-name="pr3" draw:text-style-name="P1" draw:layer="layout" svg:width="24.508cm" svg:height="1.912cm" svg:x="1.4cm" svg:y="0.328cm" presentation:class="title" presentation:user-transformed="true">
          <draw:text-box>
            <text:p text:style-name="P1">Ritonavir</text:p>
          </draw:text-box>
        </draw:frame>
        <draw:frame draw:style-name="gr2" draw:text-style-name="P3" draw:layer="layout" svg:width="9.359cm" svg:height="6.813cm" svg:x="2.032cm" svg:y="8.681cm">
          <draw:image xlink:href="Pictures/100000000000025B000001B7F964BBAC53B69F7D.png" xlink:type="simple" xlink:show="embed" xlink:actuate="onLoad" draw:mime-type="image/png">
            <text:p/>
          </draw:image>
        </draw:frame>
        <draw:frame draw:style-name="gr2" draw:text-style-name="P3" draw:layer="layout" svg:width="9.073cm" svg:height="6.701cm" svg:x="17.526cm" svg:y="1.27cm">
          <draw:image xlink:href="Pictures/100000000000024D000001B3ECC42EDE8C53CCFF.png" xlink:type="simple" xlink:show="embed" xlink:actuate="onLoad" draw:mime-type="image/png">
            <text:p/>
          </draw:image>
        </draw:frame>
        <draw:frame draw:style-name="gr2" draw:text-style-name="P3" draw:layer="layout" svg:width="8.703cm" svg:height="6.377cm" svg:x="17.967cm" svg:y="8.89cm">
          <draw:image xlink:href="Pictures/1000000000000253000001B48691A7664E3B9FC4.png" xlink:type="simple" xlink:show="embed" xlink:actuate="onLoad" draw:mime-type="image/png">
            <text:p/>
          </draw:image>
        </draw:frame>
        <draw:frame draw:style-name="gr2" draw:text-style-name="P3" draw:layer="layout" svg:width="8.786cm" svg:height="6.35cm" svg:x="2.286cm" svg:y="2.032cm">
          <draw:image xlink:href="Pictures/100000000000025E000001B63E0B3B67053627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egular_20_slide" presentation:presentation-page-layout-name="AL1T1">
        <office:forms form:automatic-focus="false" form:apply-design-mode="false"/>
        <draw:frame presentation:style-name="pr5" draw:layer="layout" svg:width="25.246cm" svg:height="1.912cm" svg:x="0.662cm" svg:y="0.328cm" presentation:class="title">
          <draw:text-box>
            <text:p>Griseofulvin</text:p>
          </draw:text-box>
        </draw:frame>
        <draw:frame draw:style-name="gr2" draw:text-style-name="P3" draw:layer="layout" svg:width="9.02cm" svg:height="6.757cm" svg:x="0.378cm" svg:y="2.286cm">
          <draw:image xlink:href="Pictures/1000000000000242000001B1D40F3FB112E08805.png" xlink:type="simple" xlink:show="embed" xlink:actuate="onLoad" draw:mime-type="image/png">
            <text:p/>
          </draw:image>
        </draw:frame>
        <draw:frame draw:style-name="gr2" draw:text-style-name="P3" draw:layer="layout" svg:width="8.11cm" svg:height="6.042cm" svg:x="1.016cm" svg:y="9.452cm">
          <draw:image xlink:href="Pictures/1000000000000258000001BF54C096A026E6A215.png" xlink:type="simple" xlink:show="embed" xlink:actuate="onLoad" draw:mime-type="image/png">
            <text:p/>
          </draw:image>
        </draw:frame>
        <draw:frame draw:style-name="gr2" draw:text-style-name="P3" draw:layer="layout" svg:width="9.398cm" svg:height="6.871cm" svg:x="17.526cm" svg:y="1.003cm">
          <draw:image xlink:href="Pictures/1000000000000248000001AB4D45C4433299A691.png" xlink:type="simple" xlink:show="embed" xlink:actuate="onLoad" draw:mime-type="image/png">
            <text:p/>
          </draw:image>
        </draw:frame>
        <draw:frame draw:style-name="gr2" draw:text-style-name="P3" draw:layer="layout" svg:width="9.403cm" svg:height="6.858cm" svg:x="12.192cm" svg:y="8.382cm">
          <draw:image xlink:href="Pictures/1000000000000253000001B26F74B1F63C74C15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egular_20_slide" presentation:presentation-page-layout-name="AL1T1">
        <office:forms form:automatic-focus="false" form:apply-design-mode="false"/>
        <draw:frame presentation:style-name="pr5" draw:layer="layout" svg:width="25.246cm" svg:height="1.912cm" svg:x="0.662cm" svg:y="0.328cm" presentation:class="title" presentation:user-transformed="true">
          <draw:text-box>
            <text:p>Meloxicam</text:p>
          </draw:text-box>
        </draw:frame>
        <draw:frame draw:style-name="gr2" draw:text-style-name="P3" draw:layer="layout" svg:width="9.545cm" svg:height="6.844cm" svg:x="0.254cm" svg:y="2.068cm">
          <draw:image xlink:href="Pictures/1000000000000267000001B9C2359C41CA4A260D.png" xlink:type="simple" xlink:show="embed" xlink:actuate="onLoad" draw:mime-type="image/png">
            <text:p/>
          </draw:image>
        </draw:frame>
        <draw:frame draw:style-name="gr2" draw:text-style-name="P3" draw:layer="layout" svg:width="9.144cm" svg:height="6.627cm" svg:x="0.508cm" svg:y="8.867cm">
          <draw:image xlink:href="Pictures/1000000000000249000001A86A9780702EF87647.png" xlink:type="simple" xlink:show="embed" xlink:actuate="onLoad" draw:mime-type="image/png">
            <text:p/>
          </draw:image>
        </draw:frame>
        <draw:frame draw:style-name="gr2" draw:text-style-name="P3" draw:layer="layout" svg:width="10.402cm" svg:height="7.62cm" svg:x="16.522cm" svg:y="0.762cm">
          <draw:image xlink:href="Pictures/100000000000025A000001B9324C32F05857FC5A.png" xlink:type="simple" xlink:show="embed" xlink:actuate="onLoad" draw:mime-type="image/png">
            <text:p/>
          </draw:image>
        </draw:frame>
        <draw:frame draw:style-name="gr2" draw:text-style-name="P3" draw:layer="layout" svg:width="9.652cm" svg:height="7.101cm" svg:x="16.764cm" svg:y="8.636cm">
          <draw:image xlink:href="Pictures/1000000000000243000001AAA59B39221D7A9E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egular_20_slide" presentation:presentation-page-layout-name="AL1T1">
        <office:forms form:automatic-focus="false" form:apply-design-mode="false"/>
        <draw:frame presentation:style-name="pr5" draw:layer="layout" svg:width="25.246cm" svg:height="1.912cm" svg:x="0.662cm" svg:y="0.328cm" presentation:class="title" presentation:user-transformed="true">
          <draw:text-box>
            <text:p>Posaconazole</text:p>
          </draw:text-box>
        </draw:frame>
        <draw:frame draw:style-name="gr2" draw:text-style-name="P3" draw:layer="layout" svg:width="9.383cm" svg:height="7.097cm" svg:x="0.269cm" svg:y="2.002cm">
          <draw:image xlink:href="Pictures/100000000000024F000001BF5B61CF5250B596C4.png" xlink:type="simple" xlink:show="embed" xlink:actuate="onLoad" draw:mime-type="image/png">
            <text:p/>
          </draw:image>
        </draw:frame>
        <draw:frame draw:style-name="gr2" draw:text-style-name="P3" draw:layer="layout" svg:width="8.636cm" svg:height="6.329cm" svg:x="1.016cm" svg:y="9.165cm">
          <draw:image xlink:href="Pictures/1000000000000257000001B77ADD305A6009A83C.png" xlink:type="simple" xlink:show="embed" xlink:actuate="onLoad" draw:mime-type="image/png">
            <text:p/>
          </draw:image>
        </draw:frame>
        <draw:frame draw:style-name="gr2" draw:text-style-name="P3" draw:layer="layout" svg:width="9.416cm" svg:height="6.949cm" svg:x="18.06cm" svg:y="0.925cm">
          <draw:image xlink:href="Pictures/1000000000000248000001AF7C5F2A6BDCE9A10D.png" xlink:type="simple" xlink:show="embed" xlink:actuate="onLoad" draw:mime-type="image/png">
            <text:p/>
          </draw:image>
        </draw:frame>
        <draw:frame draw:style-name="gr2" draw:text-style-name="P3" draw:layer="layout" svg:width="10.062cm" svg:height="7.366cm" svg:x="12.544cm" svg:y="7.874cm">
          <draw:image xlink:href="Pictures/100000000000024A000001ADCBF551DE053E52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egular_20_slide" presentation:presentation-page-layout-name="AL1T1">
        <office:forms form:automatic-focus="false" form:apply-design-mode="false"/>
        <draw:frame presentation:style-name="pr5" draw:layer="layout" svg:width="25.246cm" svg:height="1.912cm" svg:x="0.662cm" svg:y="0.328cm" presentation:class="title">
          <draw:text-box>
            <text:p>A few with Radau method (stiff)</text:p>
          </draw:text-box>
        </draw:frame>
        <draw:frame draw:style-name="gr3" draw:text-style-name="P3" draw:layer="layout" svg:width="9.581cm" svg:height="7.124cm" svg:x="1.016cm" svg:y="3.544cm">
          <draw:image xlink:href="Pictures/100000000000024D000001B6071A3C1F027A0AB7.png" xlink:type="simple" xlink:show="embed" xlink:actuate="onLoad" draw:mime-type="image/png">
            <text:p text:style-name="P3">Ritonavir</text:p>
          </draw:image>
        </draw:frame>
        <draw:frame draw:style-name="gr3" draw:text-style-name="P3" draw:layer="layout" svg:width="10.212cm" svg:height="7.821cm" svg:x="16.002cm" svg:y="2.794cm">
          <draw:image xlink:href="Pictures/1000000000000245000001BD63AC0E5B7201FBD4.png" xlink:type="simple" xlink:show="embed" xlink:actuate="onLoad" draw:mime-type="image/png">
            <text:p text:style-name="P3">Posaconazole</text:p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/>
    <style:font-face style:name="DejaVu Sans3" svg:font-family="'DejaVu Sans'" style:font-family-generic="system" style:font-pitch="variable" style:font-charset="x-symbol"/>
    <style:font-face style:name="Liberation Sans" svg:font-family="'Liberation Sans', Arial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268cm" fo:margin-bottom="0.358cm" fo:text-align="justify" style:text-autospace="none" style:writing-mode="lr-tb"/>
      <style:text-properties fo:color="#00000a" loext:opacity="100%" style:font-name="Arial" fo:font-family="Arial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3pt" style:language-asian="hi" style:country-asian="IN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fo:color="#00000a" loext:opacity="100%" style:font-name="Liberation Sans" fo:font-family="'Liberation Sans', Arial" style:font-family-generic="roman" style:font-pitch="variable" fo:font-size="14pt" fo:language="en" fo:country="US" style:font-name-asian="Lohit Devanagari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18cm" fo:margin-bottom="0.18cm"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fo:font-style="normal" fo:font-weight="bold" style:font-name-asian="Lohit Devanagari" style:font-family-asian="'Lohit Devanagari'" style:font-pitch-asian="variable" style:font-size-asian="11pt" style:language-asian="hi" style:country-asian="IN" style:font-style-asian="italic" style:font-weight-asian="bold"/>
    </style:style>
    <style:style style:name="Heading_20_3" style:display-name="Heading 3" style:family="graphic">
      <style:paragraph-properties fo:margin-top="0.436cm" fo:margin-bottom="0.374cm"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fo:font-style="normal" fo:font-weight="normal" style:font-name-asian="Lohit Devanagari" style:font-family-asian="'Lohit Devanagari'" style:font-pitch-asian="variable" style:font-size-asian="14pt" style:language-asian="hi" style:country-asian="IN" style:font-style-asian="normal" style:font-weight-asian="normal"/>
    </style:style>
    <style:style style:name="Endnote_20_Characters" style:display-name="Endnote Character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igure" style:family="graphic">
      <style:paragraph-properties fo:margin-top="0.374cm" fo:margin-bottom="0.374cm" fo:text-align="justify" style:text-autospace="none" style:writing-mode="lr-tb"/>
      <style:text-properties fo:color="#00000a" loext:opacity="100%" style:font-name="Arial" fo:font-family="Arial" style:font-family-generic="swiss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fo:color="#00000a" loext:opacity="100%" style:font-name="Arial" fo:font-family="Arial" style:font-family-generic="swiss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Table_20_Heading" style:display-name="Table Heading" style:family="graphic">
      <style:paragraph-properties fo:text-align="center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/>
    </style:style>
    <style:style style:name="Table_20_Contents" style:display-name="Table Contents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Footer" style:family="graphic">
      <style:paragraph-properties fo:text-align="justify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Bibliography_20_1" style:display-name="Bibliography 1" style:family="graphic">
      <style:paragraph-properties fo:margin-left="1.194cm" fo:margin-right="0cm" fo:margin-top="0cm" fo:margin-bottom="0.746cm" style:line-height-at-least="0.746cm" fo:text-align="justify" fo:text-indent="-1.194cm" style:text-autospace="none" style:writing-mode="lr-tb">
        <style:tab-stops>
          <style:tab-stop style:position="1.194cm"/>
        </style:tab-stops>
      </style:paragraph-properties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Bibliography_20_Heading" style:display-name="Bibliography Heading" style:family="graphic">
      <style:paragraph-properties fo:margin-top="0.746cm" fo:margin-bottom="0.374cm" fo:text-align="justify" style:text-autospace="none" style:writing-mode="lr-tb"/>
      <style:text-properties fo:color="#00000a" loext:opacity="100%" style:font-name="Liberation Sans" fo:font-family="'Liberation Sans', Arial" style:font-family-generic="roman" style:font-pitch="variable" fo:font-size="14pt" fo:language="en" fo:country="US" style:font-name-asian="Lohit Devanagari" style:font-family-asian="'Lohit Devanagari'" style:font-pitch-asian="variable" style:font-size-asian="14pt" style:language-asian="hi" style:country-asian="IN"/>
    </style:style>
    <style:style style:name="Index_20_Heading" style:display-name="Index Heading" style:family="graphic">
      <style:paragraph-properties fo:margin-left="0cm" fo:margin-right="0cm" fo:margin-top="0.746cm" fo:margin-bottom="0.374cm" fo:text-align="justify" fo:text-indent="0cm" style:text-autospace="none" style:writing-mode="lr-tb"/>
      <style:text-properties fo:color="#00000a" loext:opacity="100%" style:font-name="Liberation Sans" fo:font-family="'Liberation Sans', Arial" style:font-family-generic="roman" style:font-pitch="variable" fo:font-size="16pt" fo:language="en" fo:country="US" fo:font-weight="bold" style:font-name-asian="Lohit Devanagari" style:font-family-asian="'Lohit Devanagari'" style:font-pitch-asian="variable" style:font-size-asian="16pt" style:language-asian="hi" style:country-asian="IN" style:font-weight-asian="bold"/>
    </style:style>
    <style:style style:name="Header_20_Left" style:display-name="Header Left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Header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Header_20_and_20_Footer" style:display-name="Header and Footer" style:family="graphic">
      <style:paragraph-properties fo:text-align="justify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fo:font-size="10pt" fo:language="en" fo:country="US" style:letter-kerning="true" style:font-name-asian="Lohit Devanagari" style:font-family-asian="'Lohit Devanagari'" style:font-pitch-asian="variable" style:font-size-asian="10pt" style:language-asian="hi" style:country-asian="IN" style:font-size-complex="10pt"/>
    </style:style>
    <style:style style:name="Illustration" style:family="graphic">
      <style:paragraph-properties fo:margin-top="0.374cm" fo:margin-bottom="0.374cm" fo:text-align="justify" style:text-autospace="none" style:writing-mode="lr-tb"/>
      <style:text-properties fo:color="#00000a" loext:opacity="100%" style:font-name="Arial" fo:font-family="Arial" style:font-family-generic="swiss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Endnote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Footnote" style:family="graphic">
      <style:paragraph-properties fo:margin-left="1.055cm" fo:margin-right="0cm" fo:text-align="justify" fo:text-indent="-1.055cm" style:text-autospace="none" style:writing-mode="lr-tb"/>
      <style:text-properties fo:color="#00000a" loext:opacity="100%" style:font-name="Arial" fo:font-family="Arial" style:font-family-generic="swiss" style:font-pitch="variable" fo:font-size="10pt" fo:language="en" fo:country="US" style:font-name-asian="Lohit Devanagari" style:font-family-asian="'Lohit Devanagari'" style:font-pitch-asian="variable" style:font-size-asian="10pt" style:language-asian="hi" style:country-asian="IN"/>
    </style:style>
    <style:style style:name="Endnote_20_symbol" style:display-name="Endnote symbol" style:family="graphic">
      <style:paragraph-properties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List" style:family="graphic">
      <style:paragraph-properties fo:margin-top="0cm" fo:margin-bottom="0.258cm" fo:line-height="100%"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1pt" style:language-asian="hi" style:country-asian="IN"/>
    </style:style>
    <style:style style:name="Text_20_Body" style:display-name="Text Body" style:family="graphic">
      <style:paragraph-properties fo:margin-top="0cm" fo:margin-bottom="0.258cm" fo:line-height="100%" fo:text-align="justify" style:text-autospace="none" style:writing-mode="lr-tb"/>
      <style:text-properties fo:color="#00000a" loext:opacity="100%" style:font-name="Arial" fo:font-family="Arial" style:font-family-generic="swiss" style:font-pitch="variable" fo:font-size="11pt" fo:language="en" fo:country="US" style:font-name-asian="Lohit Devanagari" style:font-family-asian="'Lohit Devanagari'" style:font-pitch-asian="variable" style:font-size-asian="11pt" style:language-asian="hi" style:country-asian="IN"/>
    </style:style>
    <style:style style:name="regular_20_slide-background" style:display-name="regular slide-background" style:family="presentation">
      <style:graphic-properties draw:stroke="none" draw:fill="none"/>
      <style:text-properties style:letter-kerning="true"/>
    </style:style>
    <style:style style:name="regular_20_slide-backgroundobjects" style:display-name="regula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gular_20_slide-notes" style:display-name="regula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gular_20_slide-outline1" style:display-name="regular slide-outline1" style:family="presentation">
      <style:graphic-properties draw:stroke="none" draw:fill="none" draw:auto-grow-height="false" draw:fit-to-size="false" style:shrink-to-fit="true">
        <text:list-style style:name="regular_20_slide-outline1" style:display-name="regula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gular_20_slide-outline2" style:display-name="regular slide-outline2" style:family="presentation" style:parent-style-name="regular_20_slide-outline1">
      <style:paragraph-properties fo:margin-top="0.4cm" fo:margin-bottom="0cm"/>
      <style:text-properties fo:font-size="30pt" style:font-size-asian="30pt" style:font-size-complex="30pt"/>
    </style:style>
    <style:style style:name="regular_20_slide-outline3" style:display-name="regular slide-outline3" style:family="presentation" style:parent-style-name="regular_20_slide-outline2">
      <style:paragraph-properties fo:margin-top="0.3cm" fo:margin-bottom="0cm"/>
      <style:text-properties fo:font-size="30pt" style:font-size-asian="30pt" style:font-size-complex="30pt"/>
    </style:style>
    <style:style style:name="regular_20_slide-outline4" style:display-name="regular slide-outline4" style:family="presentation" style:parent-style-name="regular_20_slide-outline3">
      <style:paragraph-properties fo:margin-top="0.2cm" fo:margin-bottom="0cm"/>
      <style:text-properties fo:font-size="30pt" style:font-size-asian="30pt" style:font-size-complex="30pt"/>
    </style:style>
    <style:style style:name="regular_20_slide-outline5" style:display-name="regular slide-outline5" style:family="presentation" style:parent-style-name="regular_20_slide-outline4">
      <style:paragraph-properties fo:margin-top="0.1cm" fo:margin-bottom="0cm"/>
      <style:text-properties fo:font-size="30pt" style:font-size-asian="30pt" style:font-size-complex="30pt"/>
    </style:style>
    <style:style style:name="regular_20_slide-outline6" style:display-name="regular slide-outline6" style:family="presentation" style:parent-style-name="regular_20_slide-outline5">
      <style:paragraph-properties fo:margin-top="0.1cm" fo:margin-bottom="0cm"/>
      <style:text-properties fo:font-size="30pt" style:font-size-asian="30pt" style:font-size-complex="30pt"/>
    </style:style>
    <style:style style:name="regular_20_slide-outline7" style:display-name="regular slide-outline7" style:family="presentation" style:parent-style-name="regular_20_slide-outline6">
      <style:paragraph-properties fo:margin-top="0.1cm" fo:margin-bottom="0cm"/>
      <style:text-properties fo:font-size="30pt" style:font-size-asian="30pt" style:font-size-complex="30pt"/>
    </style:style>
    <style:style style:name="regular_20_slide-outline8" style:display-name="regular slide-outline8" style:family="presentation" style:parent-style-name="regular_20_slide-outline7">
      <style:paragraph-properties fo:margin-top="0.1cm" fo:margin-bottom="0cm"/>
      <style:text-properties fo:font-size="20pt" style:font-size-asian="20pt" style:font-size-complex="20pt"/>
    </style:style>
    <style:style style:name="regular_20_slide-outline9" style:display-name="regular slide-outline9" style:family="presentation" style:parent-style-name="regular_20_slide-outline8">
      <style:paragraph-properties fo:margin-top="0.1cm" fo:margin-bottom="0cm"/>
      <style:text-properties fo:font-size="20pt" style:font-size-asian="20pt" style:font-size-complex="20pt"/>
    </style:style>
    <style:style style:name="regular_20_slide-subtitle" style:display-name="regular slide-subtitle" style:family="presentation">
      <style:graphic-properties draw:stroke="none" draw:fill="none" draw:textarea-vertical-align="middle">
        <text:list-style style:name="regular_20_slide-subtitle" style:display-name="regula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gular_20_slide-title" style:display-name="regular slide-title" style:family="presentation">
      <style:graphic-properties draw:stroke="none" draw:fill="none" draw:textarea-vertical-align="middle">
        <text:list-style style:name="regular_20_slide-title" style:display-name="regula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e" loext:opacity="100%" style:text-outline="false" style:text-line-through-style="none" style:text-line-through-type="none" style:font-name="Liberation Sans2" fo:font-family="'Liberation Sans'" style:font-family-generic="swiss" style:font-pitch="variable" fo:font-size="3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gular_20_slide-outline1">
      <style:graphic-properties fo:min-height="9.135cm"/>
      <style:paragraph-properties style:writing-mode="lr-tb"/>
    </style:style>
    <style:style style:name="Mpr2" style:family="presentation" style:parent-style-name="regular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regular_20_slide-backgroundobjects">
      <style:graphic-properties svg:stroke-color="#891d1c" svg:stroke-opacity="0%" draw:fill-color="#c8102e" draw:textarea-vertical-align="middle" draw:auto-grow-height="false" fo:min-height="2.54cm" fo:min-width="28cm"/>
    </style:style>
    <style:style style:name="Mpr4" style:family="presentation" style:parent-style-name="regular_20_slide-title">
      <style:graphic-properties draw:auto-grow-height="false" fo:min-height="2.63cm"/>
      <style:paragraph-properties style:writing-mode="lr-tb"/>
    </style:style>
    <style:style style:name="Mpr5" style:family="presentation" style:parent-style-name="regular_20_slide-backgroundobjects">
      <style:graphic-properties svg:stroke-opacity="50%" draw:fill-color="#ffcd00" draw:textarea-vertical-align="middle" draw:auto-grow-height="false" fo:min-height="0.214cm" fo:min-width="28.212cm"/>
    </style:style>
    <style:style style:name="Mpr6" style:family="presentation" style:parent-style-name="regular_20_slide-backgroundobjects">
      <style:graphic-properties svg:stroke-opacity="0%" draw:fill-color="#000000" draw:textarea-vertical-align="middle" draw:auto-grow-height="false" fo:min-height="0.203cm" fo:min-width="28.145cm"/>
    </style:style>
    <style:style style:name="Mpr7" style:family="presentation" style:parent-style-name="regular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regular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slide-backgroundobjects">
      <style:graphic-properties svg:stroke-opacity="50%" draw:fill-color="#ffcd00" draw:textarea-vertical-align="middle" draw:auto-grow-height="false" fo:min-height="0.279cm" fo:min-width="28.263cm"/>
    </style:style>
    <style:style style:name="Mpr10" style:family="presentation" style:parent-style-name="title_20_slide-backgroundobjects">
      <style:graphic-properties svg:stroke-opacity="0%" draw:fill-color="#c8102e" draw:textarea-vertical-align="middle" draw:auto-grow-height="false" fo:min-height="3.302cm" fo:min-width="28.196cm"/>
    </style:style>
    <style:style style:name="Mpr11" style:family="presentation" style:parent-style-name="title_20_slide-title">
      <style:graphic-properties draw:auto-grow-height="false" fo:min-height="2.63cm"/>
      <style:paragraph-properties style:writing-mode="lr-tb"/>
    </style:style>
    <style:style style:name="Mpr12" style:family="presentation" style:parent-style-name="title_20_slide-backgroundobjects">
      <style:graphic-properties svg:stroke-opacity="0%" draw:fill-color="#000000" draw:textarea-vertical-align="middle" draw:auto-grow-height="false" fo:min-height="0.406cm" fo:min-width="28.196cm"/>
    </style:style>
    <style:style style:name="Mpr1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26pt" style:font-size-asian="26pt" style:font-size-complex="26pt"/>
    </style:style>
    <style:style style:name="MP6" style:family="paragraph">
      <style:paragraph-properties fo:text-align="start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8" style:family="paragraph">
      <loext:graphic-properties draw:fill-color="#c8102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-color="#ffcd00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style:writing-mode="lr-tb"/>
      <style:text-properties fo:font-size="36pt" style:font-size-asian="36pt" style:font-size-complex="36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36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egular_20_slide" style:display-name="regular slide" style:page-layout-name="PM1" draw:style-name="Mdp1">
      <office:forms form:automatic-focus="false" form:apply-design-mode="false"/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6.523cm" svg:height="1.085cm" svg:x="0.476cm" svg:y="14.348cm" presentation:class="page-number">
        <draw:text-box>
          <text:p text:style-name="MP6"><text:span text:style-name="MT1"><text:page-number>&lt;number&gt;</text:page-number></text:span></text:p>
        </draw:text-box>
      </draw:frame>
      <draw:custom-shape presentation:style-name="Mpr3" draw:text-style-name="MP8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9" draw:layer="backgroundobjects" svg:width="25.246cm" svg:height="1.912cm" svg:x="0.662cm" svg:y="0.328cm" presentation:class="title">
        <draw:text-box>
          <text:p>Click to edit the title text format</text:p>
        </draw:text-box>
      </draw:frame>
      <draw:custom-shape presentation:style-name="Mpr5" draw:text-style-name="MP10" draw:layer="backgroundobjects" svg:width="28.212cm" svg:height="0.214cm" svg:x="-0.201cm" svg:y="2.541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28.145cm" svg:height="0.203cm" svg:x="-0.101cm" svg:y="2.71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regular_20_slide-title" draw:layer="backgroundobjects" svg:width="18.624cm" svg:height="10.476cm" svg:x="1.482cm" svg:y="2.123cm" presentation:class="page"/>
        <draw:frame presentation:style-name="regular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presentation:style-name="Mpr9" draw:text-style-name="MP10" draw:layer="backgroundobjects" svg:width="28.263cm" svg:height="0.279cm" svg:x="-0.2cm" svg:y="5.842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8" draw:layer="backgroundobjects" svg:width="28.196cm" svg:height="3.302cm" svg:x="-0.1cm" svg:y="2.54cm">
        <text:p/>
        <draw:enhanced-geometry svg:viewBox="0 0 21600 21600" draw:type="rectangle" draw:enhanced-path="M 0 0 L 21600 0 21600 21600 0 21600 0 0 Z N"/>
      </draw:custom-shape>
      <draw:frame presentation:style-name="Mpr11" draw:text-style-name="MP12" draw:layer="backgroundobjects" svg:width="25.199cm" svg:height="2.629cm" svg:x="1.471cm" svg:y="2.94cm" presentation:class="title">
        <draw:text-box>
          <text:p><text:span text:style-name="MT4">Click to edit the title text format</text:span></text:p>
        </draw:text-box>
      </draw:frame>
      <draw:frame presentation:style-name="title_20_slide-outline1" draw:layer="backgroundobjects" svg:width="25.199cm" svg:height="4.283cm" svg:x="1.4cm" svg:y="8.536cm" presentation:class="outline" presentation:placeholder="true">
        <draw:text-box/>
      </draw:frame>
      <draw:custom-shape presentation:style-name="Mpr12" draw:text-style-name="MP11" draw:layer="backgroundobjects" svg:width="28.196cm" svg:height="0.406cm" svg:x="-0.1cm" svg:y="6.066cm">
        <text:p/>
        <draw:enhanced-geometry svg:viewBox="0 0 21600 21600" draw:type="rectangle" draw:enhanced-path="M 0 0 L 21600 0 21600 21600 0 21600 0 0 Z N"/>
      </draw:custom-shape>
      <draw:frame draw:style-name="Mgr3" draw:text-style-name="MP13" draw:layer="backgroundobjects" svg:width="10.313cm" svg:height="2.832cm" svg:x="0.408cm" svg:y="12.446cm">
        <draw:image xlink:href="Pictures/10000001000001F400000093D206EBD7CE9CEE0A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5" draw:layer="backgroundobjects" svg:width="8.875cm" svg:height="1.085cm" svg:x="9.576cm" svg:y="14.348cm" presentation:class="footer">
        <draw:text-box>
          <text:p text:style-name="MP14"><text:span text:style-name="MT1"><presentation:footer/></text:span></text:p>
        </draw:text-box>
      </draw:frame>
      <draw:frame presentation:style-name="Mpr1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6T14:23:30.874860752</meta:creation-date>
    <meta:editing-duration>PT55M11S</meta:editing-duration>
    <meta:editing-cycles>12</meta:editing-cycles>
    <meta:generator>LibreOffice/7.3.7.2$Linux_X86_64 LibreOffice_project/30$Build-2</meta:generator>
    <dc:title>UMB_Presentation</dc:title>
    <dc:date>2024-09-26T15:18:45.332020116</dc:date>
    <meta:document-statistic meta:object-count="81"/>
  </office:meta>
</office:document-meta>
</file>